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182c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82c7a" officeooo:paragraph-rsid="00182c7a" style:font-size-asian="11pt" style:font-size-complex="11pt"/>
    </style:style>
    <style:style style:name="P11" style:family="paragraph" style:parent-style-name="Table_20_Contents">
      <style:paragraph-properties fo:margin-top="0cm" fo:margin-bottom="0.282cm" loext:contextual-spacing="false" fo:line-height="101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829e7" style:font-name-asian="Arial" style:font-name-complex="Arial"/>
    </style:style>
    <style:style style:name="T5" style:family="text">
      <style:text-properties style:font-name="Arial" officeooo:rsid="0019648a" style:font-name-asian="Arial" style:font-name-complex="Arial"/>
    </style:style>
    <style:style style:name="T6" style:family="text">
      <style:text-properties style:font-name="Arial" officeooo:rsid="00196e05" style:font-name-asian="Arial" style:font-name-complex="Arial"/>
    </style:style>
    <style:style style:name="T7" style:family="text">
      <style:text-properties officeooo:rsid="0015c697"/>
    </style:style>
    <style:style style:name="T8" style:family="text">
      <style:text-properties officeooo:rsid="0016e41d"/>
    </style:style>
    <style:style style:name="T9" style:family="text">
      <style:text-properties officeooo:rsid="00182c7a"/>
    </style:style>
    <style:style style:name="T10" style:family="text">
      <style:text-properties officeooo:rsid="00196e05"/>
    </style:style>
    <style:style style:name="T11" style:family="text">
      <style:text-properties officeooo:rsid="0019a20b"/>
    </style:style>
    <style:style style:name="T12" style:family="text">
      <style:text-properties officeooo:rsid="001a6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12">7</text:span><text:tab/>Date: 2015-11-0<text:span text:style-name="T12">9</text:span>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2" office:value-type="string">
            <text:p text:style-name="P6"><text:span text:style-name="T10">7</text:span>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<text:span text:style-name="T10">6</text:span>7,<text:span text:style-name="T10">0</text:span>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<text:span text:style-name="T10">70</text:span>,<text:span text:style-name="T10">5</text:span>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5" office:value-type="string">
            <text:p text:style-name="P6"><text:span text:style-name="T10">53</text:span>,<text:span text:style-name="T10">5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6" office:value-type="string">
            <text:p text:style-name="P11"><text:span text:style-name="Standardstycketeckensnitt"><text:span text:style-name="T6">68</text:span></text:span><text:span text:style-name="Standardstycketeckensnitt"><text:span text:style-name="T3">,</text:span></text:span><text:span text:style-name="Standardstycketeckensnitt"><text:span text:style-name="T6">5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Standardstycketeckensnitt"><text:span text:style-name="T4"/></text:span></text:p>
          </table:table-cell>
          <table:table-cell table:style-name="Table1.C7" office:value-type="string">
            <text:p text:style-name="P11"><text:span text:style-name="Standardstycketeckensnitt"><text:span text:style-name="T6">65</text:span></text:span><text:span text:style-name="Standardstycketeckensnit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9">Project plan, Design spec (draft), first presentation (slides), Design spec (final rev.), first pres. Preparation, Presentation, modules done for merging, testbenches, <text:span text:style-name="T9">s</text:span>ystem merge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bugging <text:span text:style-name="T9">Prio 2 issues</text:span>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report writing, <text:span text:style-name="T11">final presentation preparations</text:span>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0-30T16:22:00Z</meta:creation-date>
    <dc:date>2015-11-01T23:18:12.151387983</dc:date>
    <meta:editing-cycles>52</meta:editing-cycles>
    <meta:editing-duration>PT17M32S</meta:editing-duration>
    <meta:document-statistic meta:table-count="5" meta:image-count="0" meta:object-count="0" meta:page-count="1" meta:paragraph-count="32" meta:word-count="99" meta:character-count="627" meta:non-whitespace-character-count="546"/>
    <meta:template xlink:type="simple" xlink:actuate="onRequest" xlink:title="" xlink:href="Normal.dotm"/>
  </office:meta>
</office:document-meta>
</file>